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, let cool down the print!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,,</text:p>
          </table:table-cell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21:49:13.294557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8T21:52:46.590207299</dc:date>
    <meta:editing-duration>PT18H20M17S</meta:editing-duration>
    <meta:editing-cycles>58</meta:editing-cycles>
    <meta:generator>LibreOffice/6.1.6.3$Linux_X86_64 LibreOffice_project/10$Build-3</meta:generator>
    <meta:document-statistic meta:table-count="1" meta:cell-count="56" meta:object-count="0"/>
  </office:meta>
</office:document-meta>
</file>